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6.05pt" svg:height="314.73pt" svg:x="215.4pt" svg:y="5.27pt">
            <loext:p draw:notify-on-update-of-ranges="Sheet1.A3:Sheet1.A23 Sheet1.A1:Sheet1.A1 Sheet1.B3:Sheet1.B23 Sheet1.D30:Sheet1.D50 Sheet1.D28:Sheet1.D28 Sheet1.E30:Sheet1.E50 Sheet1.A27:Sheet1.A47 Sheet1.A25:Sheet1.A25 Sheet1.B27:Sheet1.B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nd hal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8/1000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5/10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75/10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96/1000" office:value-type="float" office:value="0.296" calcext:value-type="float">
            <text:p>0.2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61/1000" office:value-type="float" office:value="0.461" calcext:value-type="float">
            <text:p>0.4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641/1000" office:value-type="float" office:value="0.641" calcext:value-type="float">
            <text:p>0.64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874/1000" office:value-type="float" office:value="0.874" calcext:value-type="float">
            <text:p>0.87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1" calcext:value-type="float">
            <text:p>1.14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25" calcext:value-type="float">
            <text:p>1.4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67" calcext:value-type="float">
            <text:p>1.76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52" calcext:value-type="float">
            <text:p>2.15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545" calcext:value-type="float">
            <text:p>2.54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067" calcext:value-type="float">
            <text:p>3.0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532" calcext:value-type="float">
            <text:p>3.53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39" calcext:value-type="float">
            <text:p>4.0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623" calcext:value-type="float">
            <text:p>4.62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204" calcext:value-type="float">
            <text:p>5.20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55" calcext:value-type="float">
            <text:p>5.85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24" calcext:value-type="float">
            <text:p>6.52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287" calcext:value-type="float">
            <text:p>7.2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131/1000" office:value-type="float" office:value="0.00113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.38/1000" office:value-type="float" office:value="0.01038" calcext:value-type="float">
            <text:p>0.010</text:p>
          </table:table-cell>
          <table:table-cell/>
          <table:table-cell office:value-type="string" calcext:value-type="string">
            <text:p>find al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9.89/1000" office:value-type="float" office:value="0.01989" calcext:value-type="float">
            <text:p>0.02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1/1000" office:value-type="float" office:value="0.031" calcext:value-type="float">
            <text:p>0.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1/1000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1/1000" office:value-type="float" office:value="0.041" calcext:value-type="float">
            <text:p>0.0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0/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4/1000" office:value-type="float" office:value="0.054" calcext:value-type="float">
            <text:p>0.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86/1000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66/1000" office:value-type="float" office:value="0.066" calcext:value-type="float">
            <text:p>0.0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69/1000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82/1000" office:value-type="float" office:value="0.082" calcext:value-type="float">
            <text:p>0.08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288/1000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6/1000" office:value-type="float" office:value="0.096" calcext:value-type="float">
            <text:p>0.09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433/1000"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2/1000" office:value-type="float" office:value="0.112" calcext:value-type="float">
            <text:p>0.1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609/1000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26/1000" office:value-type="float" office:value="0.126" calcext:value-type="float">
            <text:p>0.12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831/1000"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table:formula="of:=141/1000" office:value-type="float" office:value="0.141" calcext:value-type="float">
            <text:p>0.1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table:formula="of:=157/1000" office:value-type="float" office:value="0.157" calcext:value-type="float">
            <text:p>0.1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table:formula="of:=176/1000" office:value-type="float" office:value="0.176" calcext:value-type="float">
            <text:p>0.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table:formula="of:=196/1000" office:value-type="float" office:value="0.196" calcext:value-type="float">
            <text:p>0.1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table:formula="of:=212/1000" office:value-type="float" office:value="0.212" calcext:value-type="float">
            <text:p>0.2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table:formula="of:=228/1000" office:value-type="float" office:value="0.228" calcext:value-type="float">
            <text:p>0.2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table:formula="of:=249/1000" office:value-type="float" office:value="0.249" calcext:value-type="float">
            <text:p>0.2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table:formula="of:=267/1000" office:value-type="float" office:value="0.267" calcext:value-type="float">
            <text:p>0.2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.966" calcext:value-type="float">
            <text:p>3.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table:formula="of:=288/1000" office:value-type="float" office:value="0.288" calcext:value-type="float">
            <text:p>0.28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537" calcext:value-type="float">
            <text:p>4.5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table:formula="of:=308/1000" office:value-type="float" office:value="0.308" calcext:value-type="float">
            <text:p>0.3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.952" calcext:value-type="float">
            <text:p>4.952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80" calcext:value-type="float">
            <text:p>180</text:p>
          </table:table-cell>
          <table:table-cell office:value-type="float" office:value="5.571" calcext:value-type="float">
            <text:p>5.57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90" calcext:value-type="float">
            <text:p>190</text:p>
          </table:table-cell>
          <table:table-cell office:value-type="float" office:value="6.225" calcext:value-type="float">
            <text:p>6.22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6.892" calcext:value-type="float">
            <text:p>6.892</text:p>
          </table:table-cell>
        </table:table-row>
      </table:table>
      <table:table table:name="Sheet2" table:style-name="ta1">
        <table:shapes>
          <draw:frame draw:z-index="0" draw:style-name="gr1" draw:text-style-name="P1" svg:width="527.39pt" svg:height="308.89pt" svg:x="204.49pt" svg:y="19.39pt">
            <loext:p draw:notify-on-update-of-ranges="Sheet2.A5:Sheet2.A25 Sheet2.A3:Sheet2.A3 Sheet2.B5:Sheet2.B25 Sheet2.D29:Sheet2.D49 Sheet2.D27:Sheet2.D27 Sheet2.E29:Sheet2.E49 Sheet2.A29:Sheet2.A49 Sheet2.A27:Sheet2.A27 Sheet2.B29:Sheet2.B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ful version august 18 201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ha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/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3/1000" office:value-type="float" office:value="0.063" calcext:value-type="float">
            <text:p>0.0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24/1000" office:value-type="float" office:value="0.124" calcext:value-type="float">
            <text:p>0.12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93/1000" office:value-type="float" office:value="0.193" calcext:value-type="float">
            <text:p>0.1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7/1000" office:value-type="float" office:value="0.277" calcext:value-type="float">
            <text:p>0.2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99/1000" office:value-type="float" office:value="0.399" calcext:value-type="float">
            <text:p>0.39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68/1000" office:value-type="float" office:value="0.468" calcext:value-type="float">
            <text:p>0.4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577/1000" office:value-type="float" office:value="0.577" calcext:value-type="float">
            <text:p>0.57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777/1000" office:value-type="float" office:value="0.777" calcext:value-type="float">
            <text:p>0.77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775/1000" office:value-type="float" office:value="0.775" calcext:value-type="float">
            <text:p>0.7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14" calcext:value-type="float">
            <text:p>1.01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58" calcext:value-type="float">
            <text:p>1.35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03" calcext:value-type="float">
            <text:p>1.60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09" calcext:value-type="float">
            <text:p>1.70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49" calcext:value-type="float">
            <text:p>1.9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102" calcext:value-type="float">
            <text:p>2.10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342" calcext:value-type="float">
            <text:p>2.34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614" calcext:value-type="float">
            <text:p>2.61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21" calcext:value-type="float">
            <text:p>2.22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96" calcext:value-type="float">
            <text:p>2.7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none</text:p>
          </table:table-cell>
          <table:table-cell table:number-columns-repeated="2"/>
          <table:table-cell office:value-type="string" calcext:value-type="string">
            <text:p>find al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/1000" office:value-type="float" office:value="0.005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formula="of:=5/1000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1/1000" office:value-type="float" office:value="0.021" calcext:value-type="float">
            <text:p>0.0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6/1000"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7/1000" office:value-type="float" office:value="0.037" calcext:value-type="float">
            <text:p>0.03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45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2/1000" office:value-type="float" office:value="0.052" calcext:value-type="float">
            <text:p>0.05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235/1000"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63/1000" office:value-type="float" office:value="0.063" calcext:value-type="float">
            <text:p>0.06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349/1000"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2/1000" office:value-type="float" office:value="0.082" calcext:value-type="float">
            <text:p>0.08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380/100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2/1000" office:value-type="float" office:value="0.092" calcext:value-type="float">
            <text:p>0.09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511/1000"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65/1000" office:value-type="float" office:value="0.165" calcext:value-type="float">
            <text:p>0.16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654/1000"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12/1000" office:value-type="float" office:value="0.112" calcext:value-type="float">
            <text:p>0.11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814/1000"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8/1000" office:value-type="float" office:value="0.118" calcext:value-type="float">
            <text:p>0.11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769/1000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8/1000" office:value-type="float" office:value="0.158" calcext:value-type="float">
            <text:p>0.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61/1000" office:value-type="float" office:value="0.161" calcext:value-type="float">
            <text:p>0.16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47/1000" office:value-type="float" office:value="0.247" calcext:value-type="float">
            <text:p>0.24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974/1000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42/1000" office:value-type="float" office:value="0.242" calcext:value-type="float">
            <text:p>0.24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20/1000" office:value-type="float" office:value="0.22" calcext:value-type="float">
            <text:p>0.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23/1000" office:value-type="float" office:value="0.223" calcext:value-type="float">
            <text:p>0.2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40/1000" office:value-type="float" office:value="0.24" calcext:value-type="float">
            <text:p>0.2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46/1000" office:value-type="float" office:value="0.246" calcext:value-type="float">
            <text:p>0.2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65/1000" office:value-type="float" office:value="0.265" calcext:value-type="float">
            <text:p>0.26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350/1000" office:value-type="float" office:value="0.35" calcext:value-type="float">
            <text:p>0.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24/1000" office:value-type="float" office:value="0.324" calcext:value-type="float">
            <text:p>0.3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252" calcext:value-type="float">
            <text:p>2.252</text:p>
          </table:table-cell>
        </table:table-row>
      </table:table>
      <table:table table:name="Sheet3" table:style-name="ta1">
        <table:shapes>
          <draw:frame draw:z-index="0" draw:style-name="gr1" draw:text-style-name="P1" svg:width="527.39pt" svg:height="311.9pt" svg:x="204.49pt" svg:y="19.39pt">
            <loext:p draw:notify-on-update-of-ranges="Sheet3.A5:Sheet3.A25 Sheet3.A3:Sheet3.A3 Sheet3.B5:Sheet3.B25 Sheet3.D29:Sheet3.D49 Sheet3.D27:Sheet3.D27 Sheet3.E29:Sheet3.E49 Sheet3.A29:Sheet3.A49 Sheet3.A27:Sheet3.A27 Sheet3.B29:Sheet3.B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ful version -no lazy checks – august 18 201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ha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/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/10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6/1000" office:value-type="float" office:value="0.106" calcext:value-type="float">
            <text:p>0.1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90/1000"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34/1000" office:value-type="float" office:value="0.234" calcext:value-type="float">
            <text:p>0.2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24/1000" office:value-type="float" office:value="0.324" calcext:value-type="float">
            <text:p>0.32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11/1000" office:value-type="float" office:value="0.411" calcext:value-type="float">
            <text:p>0.4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79/1000" office:value-type="float" office:value="0.479" calcext:value-type="float">
            <text:p>0.4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53/1000" office:value-type="float" office:value="0.653" calcext:value-type="float">
            <text:p>0.6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646/1000" office:value-type="float" office:value="0.646" calcext:value-type="float">
            <text:p>0.64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849/1000" office:value-type="float" office:value="0.849" calcext:value-type="float">
            <text:p>0.84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919/1000" office:value-type="float" office:value="0.919" calcext:value-type="float">
            <text:p>0.9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981/1000" office:value-type="float" office:value="0.981" calcext:value-type="float">
            <text:p>0.98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12" calcext:value-type="float">
            <text:p>1.11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197" calcext:value-type="float">
            <text:p>1.19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16" calcext:value-type="float">
            <text:p>1.31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42" calcext:value-type="float">
            <text:p>1.64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19" calcext:value-type="float">
            <text:p>1.71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3" calcext:value-type="float">
            <text:p>1.8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34" calcext:value-type="float">
            <text:p>2.0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none</text:p>
          </table:table-cell>
          <table:table-cell table:number-columns-repeated="2"/>
          <table:table-cell office:value-type="string" calcext:value-type="string">
            <text:p>find al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/1000" office:value-type="float" office:value="0.004" calcext:value-type="float">
            <text:p>0.004</text:p>
          </table:table-cell>
          <table:table-cell/>
          <table:table-cell office:value-type="float" office:value="0" calcext:value-type="float">
            <text:p>0</text:p>
          </table:table-cell>
          <table:table-cell table:formula="of:=4/1000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5/1000" office:value-type="float" office:value="0.025" calcext:value-type="float">
            <text:p>0.0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6/1000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7/1000" office:value-type="float" office:value="0.037" calcext:value-type="float">
            <text:p>0.03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06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8/1000" office:value-type="float" office:value="0.048" calcext:value-type="float">
            <text:p>0.04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56/1000"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8/1000" office:value-type="float" office:value="0.058" calcext:value-type="float">
            <text:p>0.05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243/1000"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68/1000" office:value-type="float" office:value="0.068" calcext:value-type="float">
            <text:p>0.06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318/1000"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/1000" office:value-type="float" office:value="0.086" calcext:value-type="float">
            <text:p>0.08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371/1000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6/1000" office:value-type="float" office:value="0.106" calcext:value-type="float">
            <text:p>0.10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432/1000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13/1000" office:value-type="float" office:value="0.113" calcext:value-type="float">
            <text:p>0.11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491/1000"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9/1000" office:value-type="float" office:value="0.119" calcext:value-type="float">
            <text:p>0.11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497/1000"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28/1000" office:value-type="float" office:value="0.128" calcext:value-type="float">
            <text:p>0.12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551/1000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64/1000" office:value-type="float" office:value="0.164" calcext:value-type="float">
            <text:p>0.164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592/1000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73/1000" office:value-type="float" office:value="0.173" calcext:value-type="float">
            <text:p>0.17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649/1000"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95/1000" office:value-type="float" office:value="0.195" calcext:value-type="float">
            <text:p>0.19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724/1000"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84/1000" office:value-type="float" office:value="0.184" calcext:value-type="float">
            <text:p>0.18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893/1000"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98/1000" office:value-type="float" office:value="0.198" calcext:value-type="float">
            <text:p>0.19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821/1000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10/1000" office:value-type="float" office:value="0.21" calcext:value-type="float">
            <text:p>0.2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876/1000"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37/1000" office:value-type="float" office:value="0.237" calcext:value-type="float">
            <text:p>0.23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943/1000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36/1000" office:value-type="float" office:value="0.236" calcext:value-type="float">
            <text:p>0.2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51/1000" office:value-type="float" office:value="0.251" calcext:value-type="float">
            <text:p>0.25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64/1000" office:value-type="float" office:value="0.264" calcext:value-type="float">
            <text:p>0.2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239" calcext:value-type="float">
            <text:p>1.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21:59:16.438747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2:35:06.804394566</meta:creation-date>
    <dc:date>2016-08-18T22:34:29.098196968</dc:date>
    <meta:editing-duration>P3DT10H35M25S</meta:editing-duration>
    <meta:editing-cycles>3</meta:editing-cycles>
    <meta:generator>LibreOffice/5.1.4.2$Linux_X86_64 LibreOffice_project/10m0$Build-2</meta:generator>
    <meta:document-statistic meta:table-count="3" meta:cell-count="4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559cm" svg:height="11.104cm" xlink:href=".." xlink:type="simple" chart:class="chart:scatter" chart:style-name="ch1">
        <chart:legend chart:legend-position="end" svg:x="13.987cm" svg:y="4.257cm" style:legend-expansion="high" chart:style-name="ch2"/>
        <chart:plot-area chart:style-name="ch3" table:cell-range-address="Sheet1.A3:Sheet1.B23 Sheet1.A1:Sheet1.A1 Sheet1.D28:Sheet1.D28 Sheet1.E30:Sheet1.E50 Sheet1.A25:Sheet1.A25 Sheet1.B27:Sheet1.B47" chart:data-source-has-labels="row" svg:x="1.382cm" svg:y="0.222cm" svg:width="12.234cm" svg:height="9.679cm">
          <chartooo:coordinate-region svg:x="2.48cm" svg:y="0.421cm" svg:width="10.856cm" svg:height="8.833cm"/>
          <chart:axis chart:dimension="x" chart:name="primary-x" chart:style-name="ch4">
            <chart:title svg:x="7.349cm" svg:y="10.123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5.78cm" chart:style-name="ch8">
              <text:p>time (ms)</text:p>
            </chart:title>
            <chart:grid chart:style-name="ch6" chart:class="major"/>
          </chart:axis>
          <chart:series chart:style-name="ch9" chart:values-cell-range-address="Sheet1.B3:Sheet1.B23" chart:label-cell-address="Sheet1.A1:Sheet1.A1" chart:class="chart:scatter">
            <chart:domain table:cell-range-address="Sheet1.A3:Sheet1.A23"/>
            <chart:regression-curve chart:style-name="ch10"/>
            <chart:data-point chart:repeated="19"/>
            <chart:data-point chart:style-name="ch11"/>
            <chart:data-point/>
          </chart:series>
          <chart:series chart:style-name="ch12" chart:values-cell-range-address="Sheet1.E30:Sheet1.E50" chart:label-cell-address="Sheet1.D28:Sheet1.D28" chart:class="chart:scatter">
            <chart:domain table:cell-range-address="Sheet1.D30:Sheet1.D50"/>
            <chart:regression-curve chart:style-name="ch13"/>
            <chart:data-point chart:repeated="21"/>
          </chart:series>
          <chart:series chart:style-name="ch14" chart:values-cell-range-address="Sheet1.B27:Sheet1.B47" chart:label-cell-address="Sheet1.A25:Sheet1.A25" chart:class="chart:scatter">
            <chart:domain table:cell-range-address="Sheet1.A27:Sheet1.A47"/>
            <chart:data-point chart:repeated="9"/>
            <chart:data-point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d half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nd all</text:p>
                <draw:g>
                  <svg:desc>Sheet1.D28:Sheet1.D2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nd 0</text:p>
                <draw:g>
                  <svg:desc>Sheet1.A25:Sheet1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3</svg:desc>
                </draw:g>
              </table:table-cell>
              <table:table-cell office:value-type="float" office:value="0.001">
                <text:p>0.001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D30:Sheet1.D50</svg:desc>
                </draw:g>
              </table:table-cell>
              <table:table-cell office:value-type="float" office:value="0.001">
                <text:p>0.001</text:p>
                <draw:g>
                  <svg:desc>Sheet1.E30:Sheet1.E50</svg:desc>
                </draw:g>
              </table:table-cell>
              <table:table-cell office:value-type="float" office:value="0">
                <text:p>0</text:p>
                <draw:g>
                  <svg:desc>Sheet1.A27:Sheet1.A47</svg:desc>
                </draw:g>
              </table:table-cell>
              <table:table-cell office:value-type="float" office:value="0.001131">
                <text:p>0.001131</text:p>
                <draw:g>
                  <svg:desc>Sheet1.B27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8">
                <text:p>0.028</text:p>
              </table:table-cell>
              <table:table-cell office:value-type="float" office:value="10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10">
                <text:p>10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85">
                <text:p>0.085</text:p>
              </table:table-cell>
              <table:table-cell office:value-type="float" office:value="20">
                <text:p>20</text:p>
              </table:table-cell>
              <table:table-cell office:value-type="float" office:value="0.086">
                <text:p>0.086</text:p>
              </table:table-cell>
              <table:table-cell office:value-type="float" office:value="20">
                <text:p>20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75">
                <text:p>0.175</text:p>
              </table:table-cell>
              <table:table-cell office:value-type="float" office:value="30">
                <text:p>30</text:p>
              </table:table-cell>
              <table:table-cell office:value-type="float" office:value="0.169">
                <text:p>0.169</text:p>
              </table:table-cell>
              <table:table-cell office:value-type="float" office:value="30">
                <text:p>3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96">
                <text:p>0.296</text:p>
              </table:table-cell>
              <table:table-cell office:value-type="float" office:value="40">
                <text:p>40</text:p>
              </table:table-cell>
              <table:table-cell office:value-type="float" office:value="0.288">
                <text:p>0.288</text:p>
              </table:table-cell>
              <table:table-cell office:value-type="float" office:value="40">
                <text:p>4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461">
                <text:p>0.461</text:p>
              </table:table-cell>
              <table:table-cell office:value-type="float" office:value="50">
                <text:p>50</text:p>
              </table:table-cell>
              <table:table-cell office:value-type="float" office:value="0.433">
                <text:p>0.433</text:p>
              </table:table-cell>
              <table:table-cell office:value-type="float" office:value="50">
                <text:p>5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41">
                <text:p>0.641</text:p>
              </table:table-cell>
              <table:table-cell office:value-type="float" office:value="60">
                <text:p>60</text:p>
              </table:table-cell>
              <table:table-cell office:value-type="float" office:value="0.609">
                <text:p>0.609</text:p>
              </table:table-cell>
              <table:table-cell office:value-type="float" office:value="60">
                <text:p>6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0.831">
                <text:p>0.831</text:p>
              </table:table-cell>
              <table:table-cell office:value-type="float" office:value="70">
                <text:p>7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141">
                <text:p>1.141</text:p>
              </table:table-cell>
              <table:table-cell office:value-type="float" office:value="80">
                <text:p>80</text:p>
              </table:table-cell>
              <table:table-cell office:value-type="float" office:value="1.085">
                <text:p>1.085</text:p>
              </table:table-cell>
              <table:table-cell office:value-type="float" office:value="80">
                <text:p>8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425">
                <text:p>1.425</text:p>
              </table:table-cell>
              <table:table-cell office:value-type="float" office:value="90">
                <text:p>90</text:p>
              </table:table-cell>
              <table:table-cell office:value-type="float" office:value="1.354">
                <text:p>1.354</text:p>
              </table:table-cell>
              <table:table-cell office:value-type="float" office:value="90">
                <text:p>9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767">
                <text:p>1.767</text:p>
              </table:table-cell>
              <table:table-cell office:value-type="float" office:value="100">
                <text:p>100</text:p>
              </table:table-cell>
              <table:table-cell office:value-type="float" office:value="1.671">
                <text:p>1.671</text:p>
              </table:table-cell>
              <table:table-cell office:value-type="float" office:value="100">
                <text:p>1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.152">
                <text:p>2.152</text:p>
              </table:table-cell>
              <table:table-cell office:value-type="float" office:value="110">
                <text:p>110</text:p>
              </table:table-cell>
              <table:table-cell office:value-type="float" office:value="2.024">
                <text:p>2.024</text:p>
              </table:table-cell>
              <table:table-cell office:value-type="float" office:value="110">
                <text:p>11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545">
                <text:p>2.545</text:p>
              </table:table-cell>
              <table:table-cell office:value-type="float" office:value="120">
                <text:p>120</text:p>
              </table:table-cell>
              <table:table-cell office:value-type="float" office:value="2.409">
                <text:p>2.409</text:p>
              </table:table-cell>
              <table:table-cell office:value-type="float" office:value="120">
                <text:p>12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067">
                <text:p>3.067</text:p>
              </table:table-cell>
              <table:table-cell office:value-type="float" office:value="130">
                <text:p>130</text:p>
              </table:table-cell>
              <table:table-cell office:value-type="float" office:value="2.873">
                <text:p>2.873</text:p>
              </table:table-cell>
              <table:table-cell office:value-type="float" office:value="130">
                <text:p>13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532">
                <text:p>3.532</text:p>
              </table:table-cell>
              <table:table-cell office:value-type="float" office:value="140">
                <text:p>140</text:p>
              </table:table-cell>
              <table:table-cell office:value-type="float" office:value="3.344">
                <text:p>3.344</text:p>
              </table:table-cell>
              <table:table-cell office:value-type="float" office:value="140">
                <text:p>1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4.039">
                <text:p>4.039</text:p>
              </table:table-cell>
              <table:table-cell office:value-type="float" office:value="150">
                <text:p>150</text:p>
              </table:table-cell>
              <table:table-cell office:value-type="float" office:value="3.966">
                <text:p>3.966</text:p>
              </table:table-cell>
              <table:table-cell office:value-type="float" office:value="150">
                <text:p>15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4.623">
                <text:p>4.623</text:p>
              </table:table-cell>
              <table:table-cell office:value-type="float" office:value="160">
                <text:p>160</text:p>
              </table:table-cell>
              <table:table-cell office:value-type="float" office:value="4.537">
                <text:p>4.537</text:p>
              </table:table-cell>
              <table:table-cell office:value-type="float" office:value="160">
                <text:p>16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204">
                <text:p>5.204</text:p>
              </table:table-cell>
              <table:table-cell office:value-type="float" office:value="170">
                <text:p>170</text:p>
              </table:table-cell>
              <table:table-cell office:value-type="float" office:value="4.952">
                <text:p>4.952</text:p>
              </table:table-cell>
              <table:table-cell office:value-type="float" office:value="170">
                <text:p>170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.855">
                <text:p>5.855</text:p>
              </table:table-cell>
              <table:table-cell office:value-type="float" office:value="180">
                <text:p>180</text:p>
              </table:table-cell>
              <table:table-cell office:value-type="float" office:value="5.571">
                <text:p>5.571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6.524">
                <text:p>6.524</text:p>
              </table:table-cell>
              <table:table-cell office:value-type="float" office:value="190">
                <text:p>190</text:p>
              </table:table-cell>
              <table:table-cell office:value-type="float" office:value="6.225">
                <text:p>6.225</text:p>
              </table:table-cell>
              <table:table-cell office:value-type="float" office:value="190">
                <text:p>19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.287">
                <text:p>7.287</text:p>
              </table:table-cell>
              <table:table-cell office:value-type="float" office:value="200">
                <text:p>200</text:p>
              </table:table-cell>
              <table:table-cell office:value-type="float" office:value="6.892">
                <text:p>6.892</text:p>
              </table:table-cell>
              <table:table-cell office:value-type="float" office:value="200">
                <text:p>200</text:p>
              </table:table-cell>
              <table:table-cell office:value-type="float" office:value="0.308">
                <text:p>0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06cm" svg:height="10.898cm" xlink:href=".." xlink:type="simple" chart:class="chart:scatter" chart:style-name="ch1">
        <chart:legend chart:legend-position="end" svg:x="14.034cm" svg:y="4.154cm" style:legend-expansion="high" chart:style-name="ch2"/>
        <chart:plot-area chart:style-name="ch3" table:cell-range-address="Sheet2.A5:Sheet2.B25 Sheet2.A3:Sheet2.A3 Sheet2.D27:Sheet2.D27 Sheet2.E29:Sheet2.E49 Sheet2.A27:Sheet2.A27 Sheet2.B29:Sheet2.B49" chart:data-source-has-labels="row" svg:x="1.383cm" svg:y="0.217cm" svg:width="12.279cm" svg:height="9.483cm">
          <chartooo:coordinate-region svg:x="2.11cm" svg:y="0.416cm" svg:width="11.272cm" svg:height="8.637cm"/>
          <chart:axis chart:dimension="x" chart:name="primary-x" chart:style-name="ch4">
            <chart:title svg:x="7.372cm" svg:y="9.917cm" chart:style-name="ch5">
              <text:p>n</text:p>
            </chart:title>
          </chart:axis>
          <chart:axis chart:dimension="y" chart:name="primary-y" chart:style-name="ch4">
            <chart:title svg:x="0.451cm" svg:y="5.677cm" chart:style-name="ch6">
              <text:p>time (ms)</text:p>
            </chart:title>
            <chart:grid chart:style-name="ch7" chart:class="major"/>
          </chart:axis>
          <chart:series chart:style-name="ch8" chart:values-cell-range-address="Sheet2.B5:Sheet2.B25" chart:label-cell-address="Sheet2.A3:Sheet2.A3" chart:class="chart:scatter">
            <chart:domain table:cell-range-address="Sheet2.A5:Sheet2.A25"/>
            <chart:regression-curve chart:style-name="ch9"/>
            <chart:data-point chart:repeated="21"/>
          </chart:series>
          <chart:series chart:style-name="ch10" chart:values-cell-range-address="Sheet2.E29:Sheet2.E49" chart:label-cell-address="Sheet2.D27:Sheet2.D27" chart:class="chart:scatter">
            <chart:domain table:cell-range-address="Sheet2.D29:Sheet2.D49"/>
            <chart:regression-curve chart:style-name="ch11"/>
            <chart:data-point chart:repeated="21"/>
          </chart:series>
          <chart:series chart:style-name="ch12" chart:values-cell-range-address="Sheet2.B29:Sheet2.B49" chart:label-cell-address="Sheet2.A27:Sheet2.A27" chart:class="chart:scatter">
            <chart:domain table:cell-range-address="Sheet2.A29:Sheet2.A49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d half</text:p>
                <draw:g>
                  <svg:desc>Sheet2.A3:Sheet2.A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nd all</text:p>
                <draw:g>
                  <svg:desc>Sheet2.D27:Sheet2.D2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nd none</text:p>
                <draw:g>
                  <svg:desc>Sheet2.A27:Sheet2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5:Sheet2.A25</svg:desc>
                </draw:g>
              </table:table-cell>
              <table:table-cell office:value-type="float" office:value="0.004">
                <text:p>0.004</text:p>
                <draw:g>
                  <svg:desc>Sheet2.B5:Sheet2.B25</svg:desc>
                </draw:g>
              </table:table-cell>
              <table:table-cell office:value-type="float" office:value="0">
                <text:p>0</text:p>
                <draw:g>
                  <svg:desc>Sheet2.D29:Sheet2.D49</svg:desc>
                </draw:g>
              </table:table-cell>
              <table:table-cell office:value-type="float" office:value="0.005">
                <text:p>0.005</text:p>
                <draw:g>
                  <svg:desc>Sheet2.E29:Sheet2.E49</svg:desc>
                </draw:g>
              </table:table-cell>
              <table:table-cell office:value-type="float" office:value="0">
                <text:p>0</text:p>
                <draw:g>
                  <svg:desc>Sheet2.A29:Sheet2.A49</svg:desc>
                </draw:g>
              </table:table-cell>
              <table:table-cell office:value-type="float" office:value="0.005">
                <text:p>0.005</text:p>
                <draw:g>
                  <svg:desc>Sheet2.B29:Sheet2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10">
                <text:p>10</text:p>
              </table:table-cell>
              <table:table-cell office:value-type="float" office:value="0.076">
                <text:p>0.076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24">
                <text:p>0.124</text:p>
              </table:table-cell>
              <table:table-cell office:value-type="float" office:value="20">
                <text:p>20</text:p>
              </table:table-cell>
              <table:table-cell office:value-type="float" office:value="0.145">
                <text:p>0.145</text:p>
              </table:table-cell>
              <table:table-cell office:value-type="float" office:value="20">
                <text:p>2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93">
                <text:p>0.193</text:p>
              </table:table-cell>
              <table:table-cell office:value-type="float" office:value="30">
                <text:p>30</text:p>
              </table:table-cell>
              <table:table-cell office:value-type="float" office:value="0.235">
                <text:p>0.235</text:p>
              </table:table-cell>
              <table:table-cell office:value-type="float" office:value="30">
                <text:p>3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77">
                <text:p>0.277</text:p>
              </table:table-cell>
              <table:table-cell office:value-type="float" office:value="40">
                <text:p>40</text:p>
              </table:table-cell>
              <table:table-cell office:value-type="float" office:value="0.349">
                <text:p>0.349</text:p>
              </table:table-cell>
              <table:table-cell office:value-type="float" office:value="40">
                <text:p>4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50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50">
                <text:p>5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468">
                <text:p>0.468</text:p>
              </table:table-cell>
              <table:table-cell office:value-type="float" office:value="60">
                <text:p>60</text:p>
              </table:table-cell>
              <table:table-cell office:value-type="float" office:value="0.511">
                <text:p>0.511</text:p>
              </table:table-cell>
              <table:table-cell office:value-type="float" office:value="60">
                <text:p>6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577">
                <text:p>0.577</text:p>
              </table:table-cell>
              <table:table-cell office:value-type="float" office:value="70">
                <text:p>70</text:p>
              </table:table-cell>
              <table:table-cell office:value-type="float" office:value="0.654">
                <text:p>0.654</text:p>
              </table:table-cell>
              <table:table-cell office:value-type="float" office:value="70">
                <text:p>7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777">
                <text:p>0.777</text:p>
              </table:table-cell>
              <table:table-cell office:value-type="float" office:value="80">
                <text:p>80</text:p>
              </table:table-cell>
              <table:table-cell office:value-type="float" office:value="0.814">
                <text:p>0.814</text:p>
              </table:table-cell>
              <table:table-cell office:value-type="float" office:value="80">
                <text:p>8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75">
                <text:p>0.775</text:p>
              </table:table-cell>
              <table:table-cell office:value-type="float" office:value="90">
                <text:p>90</text:p>
              </table:table-cell>
              <table:table-cell office:value-type="float" office:value="0.769">
                <text:p>0.769</text:p>
              </table:table-cell>
              <table:table-cell office:value-type="float" office:value="90">
                <text:p>9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079">
                <text:p>1.079</text:p>
              </table:table-cell>
              <table:table-cell office:value-type="float" office:value="100">
                <text:p>100</text:p>
              </table:table-cell>
              <table:table-cell office:value-type="float" office:value="1.374">
                <text:p>1.374</text:p>
              </table:table-cell>
              <table:table-cell office:value-type="float" office:value="100">
                <text:p>10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.014">
                <text:p>1.014</text:p>
              </table:table-cell>
              <table:table-cell office:value-type="float" office:value="110">
                <text:p>110</text:p>
              </table:table-cell>
              <table:table-cell office:value-type="float" office:value="1.18">
                <text:p>1.18</text:p>
              </table:table-cell>
              <table:table-cell office:value-type="float" office:value="110">
                <text:p>11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.358">
                <text:p>1.358</text:p>
              </table:table-cell>
              <table:table-cell office:value-type="float" office:value="120">
                <text:p>120</text:p>
              </table:table-cell>
              <table:table-cell office:value-type="float" office:value="0.974">
                <text:p>0.974</text:p>
              </table:table-cell>
              <table:table-cell office:value-type="float" office:value="120">
                <text:p>12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.603">
                <text:p>1.603</text:p>
              </table:table-cell>
              <table:table-cell office:value-type="float" office:value="130">
                <text:p>130</text:p>
              </table:table-cell>
              <table:table-cell office:value-type="float" office:value="1.338">
                <text:p>1.338</text:p>
              </table:table-cell>
              <table:table-cell office:value-type="float" office:value="130">
                <text:p>13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.709">
                <text:p>1.709</text:p>
              </table:table-cell>
              <table:table-cell office:value-type="float" office:value="140">
                <text:p>140</text:p>
              </table:table-cell>
              <table:table-cell office:value-type="float" office:value="2.019">
                <text:p>2.019</text:p>
              </table:table-cell>
              <table:table-cell office:value-type="float" office:value="140">
                <text:p>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.949">
                <text:p>1.949</text:p>
              </table:table-cell>
              <table:table-cell office:value-type="float" office:value="150">
                <text:p>150</text:p>
              </table:table-cell>
              <table:table-cell office:value-type="float" office:value="1.679">
                <text:p>1.679</text:p>
              </table:table-cell>
              <table:table-cell office:value-type="float" office:value="150">
                <text:p>15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.102">
                <text:p>2.102</text:p>
              </table:table-cell>
              <table:table-cell office:value-type="float" office:value="160">
                <text:p>160</text:p>
              </table:table-cell>
              <table:table-cell office:value-type="float" office:value="1.617">
                <text:p>1.617</text:p>
              </table:table-cell>
              <table:table-cell office:value-type="float" office:value="160">
                <text:p>1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.342">
                <text:p>2.342</text:p>
              </table:table-cell>
              <table:table-cell office:value-type="float" office:value="170">
                <text:p>170</text:p>
              </table:table-cell>
              <table:table-cell office:value-type="float" office:value="1.782">
                <text:p>1.782</text:p>
              </table:table-cell>
              <table:table-cell office:value-type="float" office:value="170">
                <text:p>17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.614">
                <text:p>2.614</text:p>
              </table:table-cell>
              <table:table-cell office:value-type="float" office:value="180">
                <text:p>180</text:p>
              </table:table-cell>
              <table:table-cell office:value-type="float" office:value="1.894">
                <text:p>1.894</text:p>
              </table:table-cell>
              <table:table-cell office:value-type="float" office:value="180">
                <text:p>18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.221">
                <text:p>2.221</text:p>
              </table:table-cell>
              <table:table-cell office:value-type="float" office:value="190">
                <text:p>190</text:p>
              </table:table-cell>
              <table:table-cell office:value-type="float" office:value="2.067">
                <text:p>2.067</text:p>
              </table:table-cell>
              <table:table-cell office:value-type="float" office:value="190">
                <text:p>19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.796">
                <text:p>2.796</text:p>
              </table:table-cell>
              <table:table-cell office:value-type="float" office:value="200">
                <text:p>200</text:p>
              </table:table-cell>
              <table:table-cell office:value-type="float" office:value="2.252">
                <text:p>2.252</text:p>
              </table:table-cell>
              <table:table-cell office:value-type="float" office:value="200">
                <text:p>200</text:p>
              </table:table-cell>
              <table:table-cell office:value-type="float" office:value="0.324">
                <text:p>0.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06cm" svg:height="11.004cm" xlink:href=".." xlink:type="simple" chart:class="chart:scatter" chart:style-name="ch1">
        <chart:legend chart:legend-position="end" svg:x="14.034cm" svg:y="4.207cm" style:legend-expansion="high" chart:style-name="ch2"/>
        <chart:plot-area chart:style-name="ch3" table:cell-range-address="Sheet3.A5:Sheet3.B25 Sheet3.A3:Sheet3.A3 Sheet3.D27:Sheet3.D27 Sheet3.E29:Sheet3.E49 Sheet3.A27:Sheet3.A27 Sheet3.B29:Sheet3.B49" chart:data-source-has-labels="row" svg:x="1.383cm" svg:y="0.22cm" svg:width="12.279cm" svg:height="9.583cm">
          <chartooo:coordinate-region svg:x="2.11cm" svg:y="0.419cm" svg:width="11.272cm" svg:height="8.737cm"/>
          <chart:axis chart:dimension="x" chart:name="primary-x" chart:style-name="ch4">
            <chart:title svg:x="7.372cm" svg:y="10.023cm" chart:style-name="ch5">
              <text:p>n</text:p>
            </chart:title>
          </chart:axis>
          <chart:axis chart:dimension="y" chart:name="primary-y" chart:style-name="ch4">
            <chart:title svg:x="0.451cm" svg:y="5.73cm" chart:style-name="ch6">
              <text:p>time (ms)</text:p>
            </chart:title>
            <chart:grid chart:style-name="ch7" chart:class="major"/>
          </chart:axis>
          <chart:series chart:style-name="ch8" chart:values-cell-range-address="Sheet3.B5:Sheet3.B25" chart:label-cell-address="Sheet3.A3:Sheet3.A3" chart:class="chart:scatter">
            <chart:domain table:cell-range-address="Sheet3.A5:Sheet3.A25"/>
            <chart:regression-curve chart:style-name="ch9"/>
            <chart:data-point chart:repeated="21"/>
          </chart:series>
          <chart:series chart:style-name="ch10" chart:values-cell-range-address="Sheet3.E29:Sheet3.E49" chart:label-cell-address="Sheet3.D27:Sheet3.D27" chart:class="chart:scatter">
            <chart:domain table:cell-range-address="Sheet3.D29:Sheet3.D49"/>
            <chart:regression-curve chart:style-name="ch11"/>
            <chart:data-point chart:repeated="21"/>
          </chart:series>
          <chart:series chart:style-name="ch12" chart:values-cell-range-address="Sheet3.B29:Sheet3.B49" chart:label-cell-address="Sheet3.A27:Sheet3.A27" chart:class="chart:scatter">
            <chart:domain table:cell-range-address="Sheet3.A29:Sheet3.A49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d half</text:p>
                <draw:g>
                  <svg:desc>Sheet3.A3:Sheet3.A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nd all</text:p>
                <draw:g>
                  <svg:desc>Sheet3.D27:Sheet3.D2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nd none</text:p>
                <draw:g>
                  <svg:desc>Sheet3.A27:Sheet3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5:Sheet3.A25</svg:desc>
                </draw:g>
              </table:table-cell>
              <table:table-cell office:value-type="float" office:value="0.004">
                <text:p>0.004</text:p>
                <draw:g>
                  <svg:desc>Sheet3.B5:Sheet3.B25</svg:desc>
                </draw:g>
              </table:table-cell>
              <table:table-cell office:value-type="float" office:value="0">
                <text:p>0</text:p>
                <draw:g>
                  <svg:desc>Sheet3.D29:Sheet3.D49</svg:desc>
                </draw:g>
              </table:table-cell>
              <table:table-cell office:value-type="float" office:value="0.004">
                <text:p>0.004</text:p>
                <draw:g>
                  <svg:desc>Sheet3.E29:Sheet3.E49</svg:desc>
                </draw:g>
              </table:table-cell>
              <table:table-cell office:value-type="float" office:value="0">
                <text:p>0</text:p>
                <draw:g>
                  <svg:desc>Sheet3.A29:Sheet3.A49</svg:desc>
                </draw:g>
              </table:table-cell>
              <table:table-cell office:value-type="float" office:value="0.004">
                <text:p>0.004</text:p>
                <draw:g>
                  <svg:desc>Sheet3.B29:Sheet3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10">
                <text:p>10</text:p>
              </table:table-cell>
              <table:table-cell office:value-type="float" office:value="0.056">
                <text:p>0.056</text:p>
              </table:table-cell>
              <table:table-cell office:value-type="float" office:value="10">
                <text:p>1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06">
                <text:p>0.106</text:p>
              </table:table-cell>
              <table:table-cell office:value-type="float" office:value="20">
                <text:p>20</text:p>
              </table:table-cell>
              <table:table-cell office:value-type="float" office:value="0.106">
                <text:p>0.106</text:p>
              </table:table-cell>
              <table:table-cell office:value-type="float" office:value="20">
                <text:p>2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9">
                <text:p>0.19</text:p>
              </table:table-cell>
              <table:table-cell office:value-type="float" office:value="30">
                <text:p>30</text:p>
              </table:table-cell>
              <table:table-cell office:value-type="float" office:value="0.156">
                <text:p>0.156</text:p>
              </table:table-cell>
              <table:table-cell office:value-type="float" office:value="30">
                <text:p>3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40">
                <text:p>40</text:p>
              </table:table-cell>
              <table:table-cell office:value-type="float" office:value="0.243">
                <text:p>0.243</text:p>
              </table:table-cell>
              <table:table-cell office:value-type="float" office:value="40">
                <text:p>4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324">
                <text:p>0.324</text:p>
              </table:table-cell>
              <table:table-cell office:value-type="float" office:value="50">
                <text:p>50</text:p>
              </table:table-cell>
              <table:table-cell office:value-type="float" office:value="0.318">
                <text:p>0.318</text:p>
              </table:table-cell>
              <table:table-cell office:value-type="float" office:value="50">
                <text:p>5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411">
                <text:p>0.411</text:p>
              </table:table-cell>
              <table:table-cell office:value-type="float" office:value="60">
                <text:p>60</text:p>
              </table:table-cell>
              <table:table-cell office:value-type="float" office:value="0.371">
                <text:p>0.371</text:p>
              </table:table-cell>
              <table:table-cell office:value-type="float" office:value="60">
                <text:p>6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479">
                <text:p>0.479</text:p>
              </table:table-cell>
              <table:table-cell office:value-type="float" office:value="70">
                <text:p>70</text:p>
              </table:table-cell>
              <table:table-cell office:value-type="float" office:value="0.432">
                <text:p>0.432</text:p>
              </table:table-cell>
              <table:table-cell office:value-type="float" office:value="70">
                <text:p>7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653">
                <text:p>0.653</text:p>
              </table:table-cell>
              <table:table-cell office:value-type="float" office:value="80">
                <text:p>80</text:p>
              </table:table-cell>
              <table:table-cell office:value-type="float" office:value="0.491">
                <text:p>0.491</text:p>
              </table:table-cell>
              <table:table-cell office:value-type="float" office:value="80">
                <text:p>8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646">
                <text:p>0.646</text:p>
              </table:table-cell>
              <table:table-cell office:value-type="float" office:value="90">
                <text:p>90</text:p>
              </table:table-cell>
              <table:table-cell office:value-type="float" office:value="0.497">
                <text:p>0.497</text:p>
              </table:table-cell>
              <table:table-cell office:value-type="float" office:value="90">
                <text:p>9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849">
                <text:p>0.849</text:p>
              </table:table-cell>
              <table:table-cell office:value-type="float" office:value="100">
                <text:p>100</text:p>
              </table:table-cell>
              <table:table-cell office:value-type="float" office:value="0.551">
                <text:p>0.551</text:p>
              </table:table-cell>
              <table:table-cell office:value-type="float" office:value="100">
                <text:p>10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19">
                <text:p>0.919</text:p>
              </table:table-cell>
              <table:table-cell office:value-type="float" office:value="110">
                <text:p>110</text:p>
              </table:table-cell>
              <table:table-cell office:value-type="float" office:value="0.592">
                <text:p>0.592</text:p>
              </table:table-cell>
              <table:table-cell office:value-type="float" office:value="110">
                <text:p>11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981">
                <text:p>0.981</text:p>
              </table:table-cell>
              <table:table-cell office:value-type="float" office:value="120">
                <text:p>120</text:p>
              </table:table-cell>
              <table:table-cell office:value-type="float" office:value="0.649">
                <text:p>0.649</text:p>
              </table:table-cell>
              <table:table-cell office:value-type="float" office:value="120">
                <text:p>12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.112">
                <text:p>1.112</text:p>
              </table:table-cell>
              <table:table-cell office:value-type="float" office:value="130">
                <text:p>130</text:p>
              </table:table-cell>
              <table:table-cell office:value-type="float" office:value="0.724">
                <text:p>0.724</text:p>
              </table:table-cell>
              <table:table-cell office:value-type="float" office:value="130">
                <text:p>13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.197">
                <text:p>1.197</text:p>
              </table:table-cell>
              <table:table-cell office:value-type="float" office:value="140">
                <text:p>140</text:p>
              </table:table-cell>
              <table:table-cell office:value-type="float" office:value="0.893">
                <text:p>0.893</text:p>
              </table:table-cell>
              <table:table-cell office:value-type="float" office:value="140">
                <text:p>14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.316">
                <text:p>1.316</text:p>
              </table:table-cell>
              <table:table-cell office:value-type="float" office:value="150">
                <text:p>150</text:p>
              </table:table-cell>
              <table:table-cell office:value-type="float" office:value="0.821">
                <text:p>0.821</text:p>
              </table:table-cell>
              <table:table-cell office:value-type="float" office:value="150">
                <text:p>15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642">
                <text:p>1.642</text:p>
              </table:table-cell>
              <table:table-cell office:value-type="float" office:value="160">
                <text:p>160</text:p>
              </table:table-cell>
              <table:table-cell office:value-type="float" office:value="0.876">
                <text:p>0.876</text:p>
              </table:table-cell>
              <table:table-cell office:value-type="float" office:value="160">
                <text:p>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.61">
                <text:p>1.61</text:p>
              </table:table-cell>
              <table:table-cell office:value-type="float" office:value="170">
                <text:p>170</text:p>
              </table:table-cell>
              <table:table-cell office:value-type="float" office:value="0.943">
                <text:p>0.943</text:p>
              </table:table-cell>
              <table:table-cell office:value-type="float" office:value="170">
                <text:p>17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.719">
                <text:p>1.719</text:p>
              </table:table-cell>
              <table:table-cell office:value-type="float" office:value="180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180">
                <text:p>18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.83">
                <text:p>1.83</text:p>
              </table:table-cell>
              <table:table-cell office:value-type="float" office:value="190">
                <text:p>190</text:p>
              </table:table-cell>
              <table:table-cell office:value-type="float" office:value="1.057">
                <text:p>1.057</text:p>
              </table:table-cell>
              <table:table-cell office:value-type="float" office:value="190">
                <text:p>19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.034">
                <text:p>2.034</text:p>
              </table:table-cell>
              <table:table-cell office:value-type="float" office:value="200">
                <text:p>200</text:p>
              </table:table-cell>
              <table:table-cell office:value-type="float" office:value="1.239">
                <text:p>1.239</text:p>
              </table:table-cell>
              <table:table-cell office:value-type="float" office:value="200">
                <text:p>200</text:p>
              </table:table-cell>
              <table:table-cell office:value-type="float" office:value="0.264">
                <text:p>0.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